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0848b" officeooo:paragraph-rsid="0000848b"/>
    </style:style>
    <style:style style:name="P2" style:family="paragraph" style:parent-style-name="Standard">
      <style:text-properties officeooo:rsid="0000848b" officeooo:paragraph-rsid="00018156"/>
    </style:style>
    <style:style style:name="P3" style:family="paragraph" style:parent-style-name="Standard">
      <style:text-properties officeooo:rsid="00018156" officeooo:paragraph-rsid="00018156"/>
    </style:style>
    <style:style style:name="T1" style:family="text">
      <style:text-properties officeooo:rsid="000181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entral Incisor: 72864f</text:p>
      <text:p text:style-name="P2">Lateral <text:span text:style-name="T1">I</text:span>ncisor: daff97</text:p>
      <text:p text:style-name="P1">Canine: da2297</text:p>
      <text:p text:style-name="P1">First Premolar: 1c6b00</text:p>
      <text:p text:style-name="P3">Second Premolar: dadb97</text:p>
      <text:p text:style-name="P3">First Molar: fafd0b</text:p>
      <text:p text:style-name="P3">Second Molar: 81cb09</text:p>
      <text:p text:style-name="P3">Third Molar: 000be2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7T15:23:54.884596462</meta:creation-date>
    <dc:date>2020-07-27T17:55:45.902088856</dc:date>
    <meta:editing-duration>PT1M27S</meta:editing-duration>
    <meta:editing-cycles>1</meta:editing-cycles>
    <meta:document-statistic meta:table-count="0" meta:image-count="0" meta:object-count="0" meta:page-count="1" meta:paragraph-count="8" meta:word-count="23" meta:character-count="163" meta:non-whitespace-character-count="148"/>
    <meta:generator>LibreOffice/6.0.7.3$Linux_X86_64 LibreOffice_project/00m0$Build-3</meta:generator>
  </office:meta>
</office:document-meta>
</file>